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style:font-name="Times New Roman" fo:font-size="12pt" style:font-size-asian="12pt" style:font-name-complex="Times New Roman2" style:font-size-complex="12pt"/>
    </style:style>
    <style:style style:name="P6" style:family="paragraph" style:parent-style-name="normal">
      <style:paragraph-properties fo:margin-top="0.353cm" fo:margin-bottom="0.353cm" fo:line-height="150%" fo:text-align="justify" style:justify-single-word="false"/>
      <style:text-properties style:font-name="Times New Roman" fo:font-size="12pt" style:font-size-asian="12pt" style:font-name-complex="Times New Roman2"/>
    </style:style>
    <style:style style:name="P7" style:family="paragraph" style:parent-style-name="normal">
      <style:paragraph-properties fo:margin-top="0.353cm" fo:margin-bottom="0.353cm" fo:line-height="150%" fo:text-align="justify" style:justify-single-word="false"/>
    </style:style>
    <style:style style:name="P8" style:family="paragraph" style:parent-style-name="normal">
      <style:paragraph-properties fo:margin-top="0cm" fo:margin-bottom="0.353cm" fo:line-height="150%" fo:text-align="justify" style:justify-single-word="false"/>
      <style:text-properties style:font-name="Times New Roman" fo:font-size="12pt" style:font-size-asian="12pt" style:font-name-complex="Times New Roman2"/>
    </style:style>
    <style:style style:name="P9" style:family="paragraph" style:parent-style-name="normal">
      <style:paragraph-properties fo:margin-top="0cm" fo:margin-bottom="0.353cm" fo:line-height="150%"/>
    </style:style>
    <style:style style:name="P10" style:family="paragraph" style:parent-style-name="normal">
      <style:paragraph-properties fo:margin-top="0cm" fo:margin-bottom="0.353cm" fo:line-height="150%" fo:text-align="justify" style:justify-single-word="false"/>
    </style:style>
    <style:style style:name="P11"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 fo:font-size="12pt" style:font-size-asian="12pt" style:font-name-complex="Times New Roman2"/>
    </style:style>
    <style:style style:name="P12"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13"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 fo:font-size="12pt" style:font-size-asian="12pt" style:font-name-complex="Times New Roman2"/>
    </style:style>
    <style:style style:name="P14" style:family="paragraph" style:parent-style-name="normal">
      <style:paragraph-properties fo:margin-left="0.635cm" fo:margin-right="0cm" fo:margin-top="0cm" fo:margin-bottom="0.353cm" fo:line-height="150%" fo:text-align="justify" style:justify-single-word="false" fo:text-indent="0cm" style:auto-text-indent="false"/>
    </style:style>
    <style:style style:name="P15" style:family="paragraph" style:parent-style-name="normal">
      <style:paragraph-properties fo:margin-left="0.635cm" fo:margin-right="0cm" fo:margin-top="0cm" fo:margin-bottom="0.353cm" fo:line-height="150%" fo:text-indent="-0.635cm" style:auto-text-indent="false"/>
    </style:style>
    <style:style style:name="P16"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 fo:font-size="15pt" fo:letter-spacing="normal" fo:font-style="normal" fo:font-weight="bold" style:font-size-asian="15pt" style:font-name-complex="Times New Roman2" style:font-size-complex="15pt"/>
    </style:style>
    <style:style style:name="P17"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 fo:font-size="15pt" fo:letter-spacing="normal" fo:font-style="normal" fo:font-weight="bold" style:font-size-asian="15pt" style:font-name-complex="Times New Roman2" style:font-size-complex="15pt"/>
    </style:style>
    <style:style style:name="P18"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 fo:font-size="15pt" fo:letter-spacing="normal" fo:font-style="italic" fo:font-weight="bold" style:font-size-asian="15pt" style:font-name-complex="Times New Roman2" style:font-size-complex="15pt"/>
    </style:style>
    <style:style style:name="P19" style:family="paragraph" style:parent-style-name="Table_20_Contents">
      <style:paragraph-properties fo:text-align="justify" style:justify-single-word="false"/>
      <style:text-properties style:font-name="Times New Roman" fo:font-size="12pt" style:font-size-asian="12pt"/>
    </style:style>
    <style:style style:name="P20" style:family="paragraph" style:parent-style-name="Heading_20_1" style:master-page-name="Index">
      <style:paragraph-properties style:page-number="auto"/>
    </style:style>
    <style:style style:name="P21" style:family="paragraph" style:parent-style-name="normal">
      <style:paragraph-properties fo:text-align="justify" style:justify-single-word="false"/>
      <style:text-properties style:font-name="Times New Roman" fo:font-size="14pt" style:font-size-asian="14pt" style:font-name-complex="Times New Roman2"/>
    </style:style>
    <style:style style:name="P22"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23"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 fo:font-size="12pt" fo:font-weight="bold" style:font-size-asian="12pt" style:font-weight-asian="bold" style:font-name-complex="Times New Roman2"/>
    </style:style>
    <style:style style:name="P24" style:family="paragraph" style:parent-style-name="normal" style:list-style-name="WWNum1">
      <style:paragraph-properties fo:margin-left="0cm" fo:margin-right="0cm" fo:margin-top="0cm" fo:margin-bottom="0.353cm" fo:line-height="150%" fo:text-align="justify" style:justify-single-word="false" fo:text-indent="-0.635cm" style:auto-text-indent="false"/>
      <style:text-properties style:font-name="Times New Roman" fo:font-size="12pt" style:font-size-asian="12pt" style:font-name-complex="Times New Roman2"/>
    </style:style>
    <style:style style:name="P25" style:family="paragraph" style:parent-style-name="normal">
      <style:paragraph-properties fo:margin-top="0cm" fo:margin-bottom="0.353cm" fo:line-height="150%"/>
      <style:text-properties style:text-underline-style="solid" style:text-underline-width="auto" style:text-underline-color="font-color"/>
    </style:style>
    <style:style style:name="P26"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style>
    <style:style style:name="P27"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style>
    <style:style style:name="P28"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 fo:font-size="12pt" fo:font-weight="bold" style:font-size-asian="12pt" style:font-weight-asian="bold" style:font-name-complex="Times New Roman2"/>
    </style:style>
    <style:style style:name="P29"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 fo:font-size="15pt" fo:letter-spacing="normal" fo:font-style="normal" fo:font-weight="bold" style:font-size-asian="15pt" style:font-name-complex="Times New Roman2" style:font-size-complex="15pt"/>
    </style:style>
    <style:style style:name="P30"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 fo:font-size="15pt" fo:letter-spacing="normal" fo:font-style="normal" fo:font-weight="bold" style:font-size-asian="15pt" style:font-name-complex="Times New Roman2" style:font-size-complex="15pt"/>
    </style:style>
    <style:style style:name="P31" style:family="paragraph" style:parent-style-name="Contents_20_Heading">
      <style:paragraph-properties fo:break-before="page"/>
    </style:style>
    <style:style style:name="P32" style:family="paragraph" style:parent-style-name="Bibliography_20_1">
      <style:paragraph-properties>
        <style:tab-stops/>
      </style:paragraph-properties>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style:font-name="Times New Roman" fo:font-size="12pt" style:font-size-asian="12pt" style:font-name-complex="Times New Roman2"/>
    </style:style>
    <style:style style:name="T2" style:family="text">
      <style:text-properties style:font-name="Times New Roman" fo:font-size="12pt" fo:font-style="italic" style:font-size-asian="12pt" style:font-style-asian="italic" style:font-name-complex="Times New Roman2"/>
    </style:style>
    <style:style style:name="T3" style:family="text">
      <style:text-properties style:font-name="Times New Roman" fo:font-size="12pt" fo:font-weight="bold" style:font-size-asian="12pt" style:font-weight-asian="bold" style:font-name-complex="Times New Roman2"/>
    </style:style>
    <style:style style:name="T4" style:family="text">
      <style:text-properties style:font-name="Times New Roman" fo:font-size="12pt" fo:language="en" fo:country="GB" style:font-size-asian="12pt" style:font-name-complex="Times New Roman2"/>
    </style:style>
    <style:style style:name="T5" style:family="text">
      <style:text-properties style:font-name="Times New Roman" fo:font-size="12pt" fo:language="en" fo:country="GB" fo:background-color="#ffffff" style:font-size-asian="12pt" style:font-name-complex="Times New Roman2"/>
    </style:style>
    <style:style style:name="T6" style:family="text">
      <style:text-properties fo:color="#1155cc" style:font-name="Times New Roman" fo:font-size="12pt" style:text-underline-style="solid" style:text-underline-width="auto" style:text-underline-color="font-color" style:font-size-asian="12pt" style:font-name-complex="Times New Roman2"/>
    </style:style>
    <style:style style:name="T7" style:family="text">
      <style:text-properties fo:color="#1155cc" style:font-name="Times New Roman" fo:font-size="12pt" fo:language="en" fo:country="GB" style:text-underline-style="solid" style:text-underline-width="auto" style:text-underline-color="font-color" style:font-size-asian="12pt" style:font-name-complex="Times New Roman2"/>
    </style:style>
    <style:style style:name="T8" style:family="text">
      <style:text-properties fo:color="#1155cc" style:font-name="Times New Roman" fo:font-size="12pt" fo:language="en" fo:country="GB" style:text-underline-style="solid" style:text-underline-width="auto" style:text-underline-color="font-color" fo:background-color="#ffffff" style:font-size-asian="12pt" style:font-name-complex="Times New Roman2"/>
    </style:style>
    <style:style style:name="T9" style:family="text">
      <style:text-properties fo:color="#333332" style:font-name="Times New Roman" fo:font-size="12pt" fo:language="en" fo:country="GB" style:font-size-asian="12pt" style:font-name-complex="Times New Roman2"/>
    </style:style>
    <style:style style:name="T10" style:family="text">
      <style:text-properties fo:font-weight="bold" style:font-weight-asian="bold" style:font-weight-complex="bold"/>
    </style:style>
    <style:style style:name="T11" style:family="text">
      <style:text-properties fo:font-weight="bold" style:font-weight-asian="bold" style:font-name-complex="Times New Roman2" style:font-weight-complex="bold"/>
    </style:style>
    <style:style style:name="T12"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UNIVERSIDAD DE MÁLAGA</text:p>
      <text:p text:style-name="P16">ESCUELA TÉCNICA SUPERIOR DE INGENIERÍA INFORMÁTICA</text:p>
      <text:p text:style-name="P16">INGENIERO TÉCNICO EN INFORMÁTICA DE GESTIÓN</text:p>
      <text:p text:style-name="P16"/>
      <text:p text:style-name="P16"/>
      <text:p text:style-name="P16"/>
      <text:p text:style-name="P16">Un Servidor de Autorización OAuth 2.0</text:p>
      <text:p text:style-name="P16"/>
      <text:p text:style-name="P16"/>
      <text:p text:style-name="P16"/>
      <text:p text:style-name="P16">Realizado por<text:line-break/>Juan Alberto Muñoz Rodríguez</text:p>
      <text:p text:style-name="P16"/>
      <text:p text:style-name="P16">Dirigido por<text:line-break/>Antonio Jesús Nebro Urbaneja</text:p>
      <text:p text:style-name="P16"/>
      <text:p text:style-name="P16">Departamento<text:line-break/>Lenguajes y Ciencias de la Computación</text:p>
      <text:p text:style-name="P16"/>
      <text:p text:style-name="P17"><text:line-break/></text:p>
      <text:p text:style-name="P17">MÁLAGA, diciembre de 2015</text:p>
      <text:p text:style-name="P30">UNIVERSIDAD DE MÁLAGA</text:p>
      <text:p text:style-name="P16">ESCUELA TÉCNICA SUPERIOR DE INGENIERÍA INFORMÁTICA</text:p>
      <text:p text:style-name="P16">INGENIERO TÉCNICO EN INFORMÁTICA DE GESTIÓN</text:p>
      <text:p text:style-name="P18"/>
      <text:p text:style-name="P4">Reunido el tribunal examinador en el día de la fecha, constituido por:</text:p>
      <text:p text:style-name="P2">Presidente/a Dº/Dª ____________________________________________________________</text:p>
      <text:p text:style-name="P2">Secretario/a Dº/Dª ____________________________________________________________</text:p>
      <text:p text:style-name="P4">Vocal Dº/Dª. ________________________________________________________________</text:p>
      <text:p text:style-name="P2">para juzgar el proyecto Fin de Carrera titulado<text:span text:style-name="T10"> </text:span><text:span text:style-name="T11">Un Servidor de Autorización OAuth 2.0</text:span></text:p>
      <text:p text:style-name="P2">realizado por Dº/Dª Juan Alberto Muñoz Rodríguez</text:p>
      <text:p text:style-name="P2">tutorizado por Dº/Dª Antonio Jesús Nebro Urbaneja</text:p>
      <text:p text:style-name="P2">y, en su caso, dirigido académicamente por</text:p>
      <text:p text:style-name="P4">Dº/Dª ______________________________________________________________________ </text:p>
      <text:p text:style-name="P2">ACORDÓ POR ________________________________ OTORGAR LA CALIFICACIÓN DE __________________________________</text:p>
      <text:p text:style-name="P2">Y PARA QUE CONSTE, SE EXTIENDE FIRMADA POR LOS COMPARECIENTES DEL TRIBUNAL, LA PRESENTE DILIGENCIA.</text:p>
      <text:p text:style-name="P2"/>
      <text:p text:style-name="P3">Málaga a ____ de ______________ de 20__</text:p>
      <text:p text:style-name="P3"/>
      <table:table table:name="Tabla1" table:style-name="Tabla1">
        <table:table-column table:style-name="Tabla1.A" table:number-columns-repeated="3"/>
        <table:table-row>
          <table:table-cell table:style-name="Tabla1.A1" office:value-type="string">
            <text:p text:style-name="P19">El presidente</text:p>
          </table:table-cell>
          <table:table-cell table:style-name="Tabla1.A1" office:value-type="string">
            <text:p text:style-name="P19">El secretario</text:p>
          </table:table-cell>
          <table:table-cell table:style-name="Tabla1.A1" office:value-type="string">
            <text:p text:style-name="P19">El vocal</text:p>
          </table:table-cell>
        </table:table-row>
        <table:table-row table:style-name="Tabla1.2">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row>
        <table:table-row>
          <table:table-cell table:style-name="Tabla1.A1" office:value-type="string">
            <text:p text:style-name="P19">Fdo.:</text:p>
          </table:table-cell>
          <table:table-cell table:style-name="Tabla1.A1" office:value-type="string">
            <text:p text:style-name="P19">Fdo.:</text:p>
          </table:table-cell>
          <table:table-cell table:style-name="Tabla1.A1" office:value-type="string">
            <text:p text:style-name="P19">Fdo.:</text:p>
          </table:table-cell>
        </table:table-row>
      </table:table>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1">Índice</text:p>
          </text:index-title>
          <text:p text:style-name="P33">1.Introducción<text:tab/>5</text:p>
          <text:p text:style-name="P33">2.Objetivos<text:tab/>6</text:p>
          <text:p text:style-name="P33">3.Fases<text:tab/>7</text:p>
          <text:p text:style-name="P33">4.Material y recursos a utilizar<text:tab/>8</text:p>
          <text:p text:style-name="P33">5.Bibliografía<text:tab/>8</text:p>
        </text:index-body>
      </text:table-of-content>
      <text:p text:style-name="P21"/>
      <text:list xml:id="list7194225101904767980" text:style-name="Outline">
        <text:list-item>
          <text:h text:style-name="P20" text:outline-level="1">Introducción</text:h>
        </text:list-item>
      </text:list>
      <text:p text:style-name="P6">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P6">OAuth es comúnmente usado como una manera para que los usuarios accedan a sitios web de terceros usando sus cuentas de Microsoft, Google, Facebook, Twitter, etc. sin preocuparse por si sus credenciales de acceso están siendo comprometidas.</text:p>
      <text:p text:style-name="P6">OAuth 2.0 es la siguiente evolución de OAuth y está enfocado a la simplicidad de desarrollo del cliente mientras provee de flujos de autorización específicos para aplicaciones web, aplicaciones de escritorio, teléfonos móviles y otros dispositivos multimedia.</text:p>
      <text:p text:style-name="P6">La propuesta de este proyecto es realizar un servidor de autorización OAuth 2.0 que permitirá a usuarios de aplicaciones de terceros conectarse a dichas aplicaciones sin que éstas tengan la necesidad de conocer ni validar las credenciales de los usuarios.</text:p>
      <text:p text:style-name="P6">Como se ha dicho antes, el servidor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6">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6">Para evitar estos inconvenientes y algunos más, haremos uso de los llamados tokens de refresco. De este modo tendremos tokens de acceso con un tiempo de vida muy pequeño y tokens de refresco con un tiempo de vida más elevado que serán usados para obtener nuevos tokens de acceso cada vez que éstos caduquen.</text:p>
      <text:p text:style-name="P6"><text:soft-page-break/>La implementación del servidor de autorización OAuth 2.0 se realizará usando el middleware OWIN OAuth, desarrollado dentro del proyecto Katana de Microsoft. Por tanto dicho servidor estará desarrollado utilizando el framework de .NET. Además, el servidor expondrá sus servicios mediante Web API 2 y el acceso a base de datos se realizará utilizando Entity Framework. La gestión de los usuarios se hará con ASP.NET Identity. Asimismo se realizará utilizando el patrón de diseño Inyección de Dependencias, para lo que se utilizará el contenedor de control de inversión Autofac. Todo ello utilizando el lenguaje de programación C#.</text:p>
      <text:p text:style-name="P7"><text:span text:style-name="T1">También se ha pensado en la realización de una SPA (</text:span><text:span text:style-name="T2">Single Page Application</text:span><text:span text:style-name="T1">, Aplicación de una sola página en español) realizada con AngularJS. Esta aplicación tendrá varias secciones entre las que se incluirá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span></text:p>
      <text:p text:style-name="P6">Esta aplicación podrá tener usuarios con diferentes niveles de privilegios mediante el uso de roles, cuya implementación será facilitada por la utilización de ASP.NET Identity en el servidor.</text:p>
      <text:p text:style-name="P6">La propia aplicación actuará como cliente del servidor de autorización, por lo que sus usuarios harán uso del servidor para su autenticación.</text:p>
      <text:p text:style-name="P6">La utilización de diferentes tecnologías de reciente aparición y la complejidad que puede conllevar combinarlas todas en el servidor y la aplicación arriba descritos, con orientación real, justifican la realización del presente proyecto de fin de carrera.</text:p>
      <text:p text:style-name="P7"/>
      <text:list xml:id="list43491009" text:continue-numbering="true" text:style-name="Outline">
        <text:list-item>
          <text:h text:style-name="Heading_20_1" text:outline-level="1">Objetivos</text:h>
        </text:list-item>
      </text:list>
      <text:p text:style-name="P8">El principal objetivo del proyecto es diseñar e implementar un servidor de autorización utilizando el estándar OAuth 2.0.</text:p>
      <text:p text:style-name="P8">Gracias a la utilización de OWIN, podremos dividir nuestra aplicación de una manera sencilla en los siguientes módulos:</text:p>
      <text:list xml:id="list43507791" text:continue-numbering="true" text:style-name="Outline">
        <text:list-item>
          <text:list>
            <text:list-item>
              <text:list>
                <text:list-item>
                  <text:list>
                    <text:list-item>
                      <text:list>
                        <text:list-item>
                          <text:h text:style-name="Heading_20_5" text:outline-level="5"><text:span text:style-name="T3">Autorización</text:span><text:span text:style-name="T3">/autenticación</text:span></text:h>
                        </text:list-item>
                      </text:list>
                    </text:list-item>
                  </text:list>
                </text:list-item>
              </text:list>
            </text:list-item>
          </text:list>
        </text:list-item>
      </text:list>
      <text:list xml:id="list2979143957080425905" text:style-name="WWNum3">
        <text:list-header>
          <text:p text:style-name="P26"><text:span text:style-name="T1">Este módulo implementará toda la funcionalidad de autorización de OAuth 2.0.</text:span></text:p>
        </text:list-header>
      </text:list>
      <text:list xml:id="list43504962" text:continue-list="list43507791" text:style-name="Outline">
        <text:list-item>
          <text:list>
            <text:list-item>
              <text:list>
                <text:list-item>
                  <text:list>
                    <text:list-item>
                      <text:list>
                        <text:list-item>
                          <text:h text:style-name="Heading_20_5" text:outline-level="5"><text:soft-page-break/><text:span text:style-name="T3">Servicios HTTP</text:span></text:h>
                        </text:list-item>
                      </text:list>
                    </text:list-item>
                  </text:list>
                </text:list-item>
              </text:list>
            </text:list-item>
          </text:list>
        </text:list-item>
      </text:list>
      <text:list xml:id="list43507213" text:continue-list="list2979143957080425905" text:style-name="WWNum3">
        <text:list-header>
          <text:p text:style-name="P27"><text:span text:style-name="T1">El uso de Web API nos facilitará la tarea de construir nuestros servicios HTTP. Dividiremos este módulo en tres capas:</text:span></text:p>
          <text:list>
            <text:list-item>
              <text:p text:style-name="P28">Capa de presentación:</text:p>
            </text:list-item>
          </text:list>
        </text:list-header>
      </text:list>
      <text:p text:style-name="P11">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43487095" text:continue-numbering="true" text:style-name="WWNum3">
        <text:list-item>
          <text:list>
            <text:list-item>
              <text:p text:style-name="P22"><text:span text:style-name="T3">Capa de negocio</text:span><text:span text:style-name="T1">:</text:span></text:p>
            </text:list-item>
          </text:list>
        </text:list-item>
      </text:list>
      <text:p text:style-name="P11">En esta capa se implementará toda la lógica necesaria para manipular los datos.</text:p>
      <text:list xml:id="list43503554" text:continue-numbering="true" text:style-name="WWNum3">
        <text:list-item>
          <text:list>
            <text:list-item>
              <text:p text:style-name="P22"><text:span text:style-name="T3">Capa de acceso a datos</text:span><text:span text:style-name="T1">:</text:span></text:p>
            </text:list-item>
          </text:list>
        </text:list-item>
      </text:list>
      <text:p text:style-name="P12"><text:span text:style-name="T1">Como su nombre indica, aquí implementaremos el acceso a la base de datos. Dicho acceso se implementará utilizando Entity Framework en su vertiente </text:span><text:span text:style-name="T2">Code-First</text:span><text:span text:style-name="T1">.</text:span></text:p>
      <text:p text:style-name="P8">El segundo objetivo que nos hemos propuesto es la realización de una SPA con AngularJS. AngularJS plantea un patrón de desarrollo MVC (Modelo-Vista-Controlador), por lo que implementaremos nuestra aplicación siguiendo este patrón:</text:p>
      <text:list xml:id="list43493754" text:continue-numbering="true" text:style-name="WWNum3">
        <text:list-item>
          <text:p text:style-name="P23">Modelo:</text:p>
        </text:list-item>
      </text:list>
      <text:p text:style-name="P13">Es el más bajo nivel del patrón, responsable de mantener los datos.</text:p>
      <text:list xml:id="list43500539" text:continue-numbering="true" text:style-name="WWNum3">
        <text:list-item>
          <text:p text:style-name="P22"><text:span text:style-name="T3">Vista</text:span><text:span text:style-name="T1">:</text:span></text:p>
        </text:list-item>
      </text:list>
      <text:p text:style-name="P13">Es responsable de mostrar todos o parte de los datos al usuario.</text:p>
      <text:list xml:id="list43505449" text:continue-numbering="true" text:style-name="WWNum3">
        <text:list-item>
          <text:p text:style-name="P22"><text:span text:style-name="T3">Controlador</text:span><text:span text:style-name="T1">:</text:span></text:p>
        </text:list-item>
      </text:list>
      <text:p text:style-name="P13">Es la parte del código que controla la interacción entre los datos y la vista.</text:p>
      <text:p text:style-name="P10"/>
      <text:list xml:id="list43493502" text:continue-list="list43504962" text:style-name="Outline">
        <text:list-item>
          <text:h text:style-name="Heading_20_1" text:outline-level="1">Fases</text:h>
        </text:list-item>
      </text:list>
      <text:p text:style-name="P8">La realización del proyecto contará con las siguientes fases:</text:p>
      <text:list xml:id="list2456713641173765163" text:style-name="WWNum1">
        <text:list-item>
          <text:p text:style-name="P24">Estudio de las diferentes tecnologías y herramientas a usar (OAuth 2.0, OWIN OAuth, Web API 2, Entity Framework, ASP.NET Identity, AngularJS, Autofac, Visual Studio 2013, C#, …).</text:p>
        </text:list-item>
        <text:list-item>
          <text:p text:style-name="P24"><text:soft-page-break/>Diseño funcional.</text:p>
        </text:list-item>
        <text:list-item>
          <text:p text:style-name="P24">Diseño técnico.</text:p>
        </text:list-item>
        <text:list-item>
          <text:p text:style-name="P24">Implementación.</text:p>
        </text:list-item>
        <text:list-item>
          <text:p text:style-name="P24">Evaluación del servidor de autorización y de la aplicación.</text:p>
        </text:list-item>
      </text:list>
      <text:p text:style-name="P10"/>
      <text:list xml:id="list43498255" text:continue-list="list43493502" text:style-name="Outline">
        <text:list-item>
          <text:h text:style-name="Heading_20_1" text:outline-level="1">Material y recursos a utilizar</text:h>
        </text:list-item>
      </text:list>
      <text:p text:style-name="P8">El presente proyecto requiere del siguiente material para su desarrollo:</text:p>
      <text:p text:style-name="P8">El hardware necesario para la fase de desarrollo será un pc con sistema operativo Windows 7 o Windows 8.1; para las pruebas será necesario usar varios ordenadores conectados en red.</text:p>
      <text:p text:style-name="P8">En cuanto al software, se usará: Visual Studio 2013, OWIN OAuth, .NET Framework 4.5, ASP.NET Web API 2, Entity Framework, Autofac, lenguaje C#, <text:s/>javascript, JQuery, AngularJS.</text:p>
      <text:p text:style-name="P14"/>
      <text:p text:style-name="P14"/>
      <text:list xml:id="list43498016" text:continue-numbering="true" text:style-name="Outline">
        <text:list-item>
          <text:h text:style-name="Heading_20_1" text:outline-level="1">Bibliografía</text:h>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2">1: Gurley, Gabriel, A Conceptual Guide to OpenOffice.org 2 for Windows and Linux, 2007</text:p>
        </text:index-body>
      </text:bibliography>
      <text:p text:style-name="P25"><text:span text:style-name="T1"/></text:p>
      <text:p text:style-name="P25"><text:span text:style-name="T1"><text:bibliography-mark text:identifier="GUR00" text:bibliography-type="book" text:author="Gurley, Gabriel" text:pages="280" text:publisher="Concise Concepts, Inc." text:title="A Conceptual Guide to OpenOffice.org 2 for Windows and Linux" text:year="2007" text:custom1="English" text:isbn="9780977899135">[1]</text:bibliography-mark></text:span></text:p>
      <text:p text:style-name="P9"><text:span text:style-name="T1">[1] OAuth 2.0: </text:span><text:a xlink:type="simple" xlink:href="http://oauth.net/2/" text:style-name="Internet_20_link" text:visited-style-name="Visited_20_Internet_20_Link"><text:span text:style-name="T6">http://oauth.net/2/</text:span></text:a></text:p>
      <text:p text:style-name="P9"><text:span text:style-name="T4">[2] The OAuth 2.0 Authorization Framework: </text:span><text:a xlink:type="simple" xlink:href="http://tools.ietf.org/html/rfc6749" text:style-name="Internet_20_link" text:visited-style-name="Visited_20_Internet_20_Link"><text:span text:style-name="T7">http://tools.ietf.org/html/rfc6749</text:span></text:a></text:p>
      <text:p text:style-name="P15"><text:span text:style-name="T5">[3] 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8">http://bitoftech.net/2014/06/01/token-based-authentication-asp-net-web-api-2-owin-asp-net-identity/</text:span></text:a></text:p>
      <text:p text:style-name="P15"><text:span text:style-name="T5">[4] OWIN and Katana: </text:span><text:a xlink:type="simple" xlink:href="http://www.asp.net/aspnet/overview/owin-and-katana" text:style-name="Internet_20_link" text:visited-style-name="Visited_20_Internet_20_Link">http://www.asp.net/aspnet/overview/owin-and-katan</text:a><text:a xlink:type="simple" xlink:href="http://www.asp.net/aspnet/overview/owin-and-katana" text:style-name="Internet_20_link" text:visited-style-name="Visited_20_Internet_20_Link">a</text:a><text:span text:style-name="T5">, </text:span><text:a xlink:type="simple" xlink:href="http://www.asp.net/aspnet/overview/owin-and-katana/owin-oauth-20-authorization-server" text:style-name="Internet_20_link" text:visited-style-name="Visited_20_Internet_20_Link"><text:span text:style-name="T8">http://www.asp.net/aspnet/overview/owin-and-katana/owin-oauth-20-authorization-server</text:span></text:a></text:p>
      <text:p text:style-name="P9"><text:span text:style-name="T4">[5] ASP.NET Web API 2: </text:span><text:a xlink:type="simple" xlink:href="http://www.asp.net/web-api" text:style-name="Internet_20_link" text:visited-style-name="Visited_20_Internet_20_Link"><text:span text:style-name="T7">http://www.asp.net/web-api</text:span></text:a></text:p>
      <text:p text:style-name="P9"><text:soft-page-break/><text:span text:style-name="T4">[6] Entity Framework: </text:span><text:a xlink:type="simple" xlink:href="http://www.asp.net/entity-framework" text:style-name="Internet_20_link" text:visited-style-name="Visited_20_Internet_20_Link"><text:span text:style-name="T7">http://www.asp.net/entity-framework</text:span></text:a></text:p>
      <text:p text:style-name="P15"><text:span text:style-name="T4">[7] Depency Injection pattern: </text:span><text:a xlink:type="simple" xlink:href="http://martinfowler.com/articles/injection.html" text:style-name="Internet_20_link" text:visited-style-name="Visited_20_Internet_20_Link"><text:span text:style-name="T7">http://martinfowler.com/articles/injection.html</text:span></text:a><text:span text:style-name="T4">, <text:s/></text:span><text:a xlink:type="simple" xlink:href="http://oscarsotorrio.com/post/2013/02/18/Contenedores-de-inversion-de-control-y-el-patron-inyeccion-de-dependencias.aspx" text:style-name="Internet_20_link" text:visited-style-name="Visited_20_Internet_20_Link"><text:span text:style-name="T7">http://oscarsotorrio.com/post/2013/02/18/Contenedores-de-inversion-de-control-y-el-patron-inyeccion-de-dependencias.aspx</text:span></text:a></text:p>
      <text:p text:style-name="P9"><text:span text:style-name="T4">[8] Autofac, </text:span><text:a xlink:type="simple" xlink:href="http://autofac.org/" text:style-name="Internet_20_link" text:visited-style-name="Visited_20_Internet_20_Link"><text:span text:style-name="T7">http://autofac.org/</text:span></text:a></text:p>
      <text:p text:style-name="P9"><text:span text:style-name="T4">[9] AngularJS, </text:span><text:a xlink:type="simple" xlink:href="https://angularjs.org/" text:style-name="Internet_20_link" text:visited-style-name="Visited_20_Internet_20_Link"><text:span text:style-name="T7">https://angularjs.org/</text:span></text:a></text:p>
      <text:p text:style-name="P15"><text:span text:style-name="T4">[10] </text:span><text:span text:style-name="T9">Oauth2 with Angular: The right way: </text:span><text:a xlink:type="simple" xlink:href="http://jeremymarc.github.io/2014/08/14/oauth2-with-angular-the-right-way/" text:style-name="Internet_20_link" text:visited-style-name="Visited_20_Internet_20_Link"><text:span text:style-name="T7">http://jeremymarc.github.io/2014/08/14/oauth2-with-angular-the-right-way/</text:span></text:a></text:p>
      <text:p text:style-name="P9"><text:span text:style-name="T4">[11] OAuth for ASP.NET: </text:span><text:a xlink:type="simple" xlink:href="http://www.oauthforaspnet.com/" text:style-name="Internet_20_link" text:visited-style-name="Visited_20_Internet_20_Link"><text:span text:style-name="T7">http://www.oauthforaspnet.com/</text:span></text:a></text:p>
      <text:p text:style-name="P9"><text:span text:style-name="T4">[12] ASP.NET Identity: </text:span><text:a xlink:type="simple" xlink:href="http://www.asp.net/identity" text:style-name="Internet_20_link" text:visited-style-name="Visited_20_Internet_20_Link"><text:span text:style-name="T7">http://www.asp.net/identit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2"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1"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paragraph-properties fo:margin-top="0.353cm" fo:margin-bottom="0cm" fo:keep-together="always" fo:keep-with-next="always"/>
      <style:text-properties style:font-name="Trebuchet MS"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paragraph-properties fo:margin-top="0.282cm" fo:margin-bottom="0cm" fo:keep-together="always" fo:keep-with-next="always"/>
      <style:text-properties fo:color="#666666" style:font-name="Trebuchet MS"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1"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2"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2"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2"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2"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2"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2"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2"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2"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2"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2"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2"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2"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2"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2"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2"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2"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2"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4</meta:editing-cycles>
    <meta:creation-date>2015-04-27T22:37:00</meta:creation-date>
    <dc:date>2015-11-04T23:33:31.51</dc:date>
    <meta:editing-duration>PT5H4M35S</meta:editing-duration>
    <meta:generator>OpenOffice/4.1.2$Win32 OpenOffice.org_project/412m3$Build-9782</meta:generator>
    <meta:document-statistic meta:table-count="1" meta:image-count="0" meta:object-count="0" meta:page-count="9" meta:paragraph-count="97" meta:word-count="1320" meta:character-count="92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